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in" fo:margin-bottom="0in"/>
      <style:text-properties style:font-name="Times New Roman" fo:font-size="12pt" style:font-size-asian="12pt" style:font-size-complex="12pt"/>
    </style:style>
    <style:style style:name="P2" style:family="paragraph" style:parent-style-name="Text_20_body">
      <style:paragraph-properties fo:margin-top="0in" fo:margin-bottom="0in"/>
      <style:text-properties style:font-name="Times New Roman" fo:font-size="12pt" fo:font-weight="bold" style:font-size-asian="12pt" style:font-size-complex="12pt"/>
    </style:style>
    <style:style style:name="P3" style:family="paragraph" style:parent-style-name="Text_20_body">
      <style:paragraph-properties fo:margin-top="0in" fo:margin-bottom="0in"/>
      <style:text-properties style:font-name="Times New Roman" fo:font-size="12pt" fo:font-weight="bold" style:font-size-asian="12pt" style:font-weight-asian="bold" style:font-size-complex="12pt" style:font-weight-complex="bold"/>
    </style:style>
    <style:style style:name="P4" style:family="paragraph" style:parent-style-name="Text_20_body" style:master-page-name="HTML">
      <style:paragraph-properties fo:margin-top="0in" fo:margin-bottom="0in" style:page-number="auto"/>
      <style:text-properties style:font-name="Times New Roman" fo:font-size="12pt" fo:font-weight="bold" style:font-size-asian="12pt" style:font-size-complex="12pt"/>
    </style:style>
    <style:style style:name="P5" style:family="paragraph" style:parent-style-name="Text_20_body">
      <style:paragraph-properties fo:margin-top="0in" fo:margin-bottom="0in"/>
      <style:text-properties style:font-name="Times New Roman" fo:font-size="12pt" style:font-size-asian="12pt" style:font-size-complex="12pt"/>
    </style:style>
    <style:style style:name="P6" style:family="paragraph" style:parent-style-name="Text_20_body" style:list-style-name="L2">
      <style:paragraph-properties fo:margin-top="0in" fo:margin-bottom="0in"/>
      <style:text-properties style:font-name="Times New Roman" fo:font-size="12pt" style:font-size-asian="12pt" style:font-size-complex="12pt"/>
    </style:style>
    <style:style style:name="P7" style:family="paragraph" style:parent-style-name="Text_20_body" style:list-style-name="L3">
      <style:paragraph-properties fo:margin-top="0in" fo:margin-bottom="0in"/>
      <style:text-properties style:font-name="Times New Roman" fo:font-size="12pt" fo:font-weight="normal" style:font-size-asian="12pt" style:font-weight-asian="normal" style:font-size-complex="12pt" style:font-weight-complex="normal"/>
    </style:style>
    <style:style style:name="T1" style:family="text">
      <style:text-properties fo:font-weight="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ame</text:p>
      <text:p text:style-name="P1">Brennt die Bären nieder!</text:p>
      <text:p text:style-name="P2"><text:bookmark text:name="bjia9"/><text:bookmark text:name="bjia8"/><text:bookmark text:name="bjia7"/></text:p>
      <text:p text:style-name="P2"><text:bookmark text:name="bjia11"/><text:bookmark text:name="bjia10"/>Beschreibung</text:p>
      <text:p text:style-name="P1">Dago, der Jäger, möchte gerne in der Bärenhöhle Feuer legen, um die dort verbliebenen Bären zu töten. Allerdings benötigt er dafür entsprechende Mittel.</text:p>
      <text:p text:style-name="P1"><text:bookmark text:name="bjia14"/><text:bookmark text:name="bjia13"/></text:p>
      <text:p text:style-name="P1"><text:bookmark text:name="bjia16"/><text:bookmark text:name="bjia15"/><text:span text:style-name="T1">Typ</text:span></text:p>
      <text:p text:style-name="P1">Sekundär</text:p>
      <text:p text:style-name="P1"/>
      <text:p text:style-name="P2"><text:bookmark text:name="x9n43"/><text:bookmark text:name="bjia18"/>Auftraggeber</text:p>
      <text:p text:style-name="P1">Dago</text:p>
      <text:p text:style-name="P2"><text:bookmark text:name="v1ic1"/><text:bookmark text:name="v1ic0"/><text:bookmark text:name="bjia182"/></text:p>
      <text:p text:style-name="P2"><text:bookmark text:name="v1ic2"/><text:bookmark text:name="bjia183"/>Verlauf</text:p>
      <text:p text:style-name="P1">Der Charakter besorgt sich entweder eine „Spruchrolle der Flammenwut“ oder fünf Holzbretter und übergibt sie Dago, um den Auftrag abzuschließen. Um einen Bonus zu erhalten, kann er Dago auch beides bringen.</text:p>
      <text:p text:style-name="P1"><text:bookmark text:name="bjia19"/><text:bookmark text:name="bjia185"/></text:p>
      <text:p text:style-name="P2"><text:bookmark text:name="bjia21"/><text:bookmark text:name="bjia20"/>Ziele</text:p>
      <text:list xml:id="list1041587988" text:style-name="L2">
        <text:list-item>
          <text:p text:style-name="P6">Such entweder nach Holz oder einem Zauberspruch, mit welchem Dago Feuer legen kann.</text:p>
        </text:list-item>
        <text:list-item>
          <text:p text:style-name="P6"><text:bookmark text:name="p0.f0"/>Bring den Zauberspruch zu Dago.</text:p>
        </text:list-item>
        <text:list-item>
          <text:p text:style-name="P6">Bring das Holz zu Dago.</text:p>
        </text:list-item>
      </text:list>
      <text:p text:style-name="P1"/>
      <text:p text:style-name="P3">Belohnungen</text:p>
      <text:list xml:id="list1375327694" text:style-name="L3">
        <text:list-item>
          <text:p text:style-name="P7">400 Erfahrung</text:p>
        </text:list-item>
        <text:list-item>
          <text:p text:style-name="P7">200 Goldmünzen</text:p>
        </text:list-item>
        <text:list-item>
          <text:p text:style-name="P7">Dagos Dolch</text:p>
        </text:list-item>
        <text:list-item>
          <text:p text:style-name="P7">Bonus: 100 Erfahru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598in" fo:margin-right="0.0598in" fo:margin-top="0.0598in" fo:margin-bottom="0.0598in" fo:text-indent="0in"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in" fo:margin-right="0in" fo:margin-top="0in" fo:margin-bottom="0in" fo:text-indent="0in" style:auto-text-indent="false"/>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in" fo:margin-bottom="0in"/>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fo:border="none" fo:padding="0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8</meta:generator>
    <meta:creation-date>2009-06-10T23:42:53</meta:creation-date>
    <dc:language>en-US</dc:language>
    <meta:editing-cycles>18</meta:editing-cycles>
    <meta:editing-duration>PT1H23M10S</meta:editing-duration>
    <meta:initial-creator>Tamino Dauth</meta:initial-creator>
    <dc:date>2011-06-18T14:23:49</dc:date>
    <meta:document-statistic meta:table-count="0" meta:image-count="0" meta:object-count="0" meta:page-count="1" meta:paragraph-count="19" meta:word-count="106" meta:character-count="649"/>
    <meta:user-defined meta:name="Info 1"/>
    <meta:user-defined meta:name="Info 2"/>
    <meta:user-defined meta:name="Info 3"/>
    <meta:user-defined meta:name="Info 4"/>
    <meta:hyperlink-behaviour office:target-frame-name="_top" xlink:show="replace"/>
  </office:meta>
</office:document-meta>
</file>